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64cm" svg:height="1.397cm" svg:x="5.191cm" svg:y="1.889cm"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64cm" svg:height="1.397cm" draw:transform="rotate (-0.00698131700797713) translate (15.167cm 1.912cm)">
          <text:p text:style-name="P1">Civi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64cm" svg:height="1.397cm" svg:x="11.798cm" svg:y="1.889cm">
          <text:p text:style-name="P1">E&amp;t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64cm" svg:height="1.397cm" svg:x="8.555cm" svg:y="1.889cm">
          <text:p text:style-name="P1">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1.762cm" svg:y="13.827cm">
          <text:p text:style-name="P1">dep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1.762cm" svg:y="12.684cm">
          <text:p text:style-name="P1">ctn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75cm" svg:height="1.27cm" svg:x="1.762cm" svg:y="11.541cm">
          <text:p text:style-name="P1">tn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1.762cm" svg:y="10.271cm">
          <text:p text:style-name="P1">t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1.762cm" svg:y="8.112cm">
          <text:p text:style-name="P1">e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1.762cm" svg:y="6.842cm">
          <text:p text:style-name="P1">ctno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175cm" svg:height="1.27cm" svg:x="1.762cm" svg:y="5.699cm">
          <text:p text:style-name="P1">stn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27cm" svg:x="1.762cm" svg:y="4.429cm">
          <text:p text:style-name="P1">mi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27cm" svg:x="1.762cm" svg:y="16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27cm" svg:x="1.764cm" svg:y="16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1.27cm" svg:x="1.764cm" svg:y="16.114cm">
          <text:p text:style-name="P1">bk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1.27cm" svg:x="1.762cm" svg:y="19.923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1.27cm" svg:x="1.762cm" svg:y="18.653cm">
          <text:p text:style-name="P1">qty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921cm" svg:height="1.27cm" svg:x="1.762cm" svg:y="17.383cm">
          <text:p text:style-name="P1">bkn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27cm" svg:x="1.889cm" svg:y="22.209cm">
          <text:p text:style-name="P1">m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27cm" svg:x="1.889cm" svg:y="24.495cm">
          <text:p text:style-name="P1">y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27cm" svg:x="1.889cm" svg:y="23.352cm">
          <text:p text:style-name="P1">dd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699cm" svg:height="3.302cm" svg:x="14.335cm" svg:y="5.318cm">
          <text:p text:style-name="P1">Library.da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99cm" svg:height="3.302cm" svg:x="14.335cm" svg:y="12.303cm">
          <text:p text:style-name="P1">Student.tx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699cm" svg:height="3.302cm" svg:x="14.589cm" svg:y="18.526cm">
          <text:p text:style-name="P1">Teacher.tx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159cm" svg:height="1.143cm" svg:x="7.731cm" svg:y="7.35cm">
          <text:p text:style-name="P1">stud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159cm" svg:height="1.143cm" svg:x="7.858cm" svg:y="19.03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159cm" svg:height="1.143cm" svg:x="7.985cm" svg:y="13.319cm">
          <text:p text:style-name="P1">t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37cm" svg:y1="6.334cm" svg:x2="7.731cm" svg:y2="7.921cm" draw:start-shape="id1" draw:start-glue-point="1" draw:end-shape="id2" draw:end-glue-point="3" svg:d="M4937 6334h1396v1587h1398" svg:viewBox="0 0 2795 1588">
          <text:p/>
        </draw:connector>
        <draw:connector draw:style-name="gr3" draw:text-style-name="P1" draw:layer="layout" svg:x1="9.89cm" svg:y1="7.921cm" svg:x2="14.335cm" svg:y2="13.954cm" draw:start-shape="id2" draw:start-glue-point="1" draw:end-shape="id3" draw:end-glue-point="3" svg:d="M9890 7921h2222v6033h2223" svg:viewBox="0 0 4446 6034">
          <text:p/>
        </draw:connector>
        <draw:connector draw:style-name="gr3" draw:text-style-name="P1" draw:layer="layout" svg:x1="4.937cm" svg:y1="12.176cm" svg:x2="7.985cm" svg:y2="13.89cm" draw:start-shape="id4" draw:start-glue-point="1" draw:end-shape="id5" draw:end-glue-point="3" svg:d="M4937 12176h1523v1714h1525" svg:viewBox="0 0 3049 1715">
          <text:p/>
        </draw:connector>
        <draw:connector draw:style-name="gr3" draw:text-style-name="P1" draw:layer="layout" svg:x1="10.144cm" svg:y1="13.89cm" svg:x2="14.589cm" svg:y2="20.177cm" draw:start-shape="id5" draw:start-glue-point="1" draw:end-shape="id6" draw:end-glue-point="3" svg:d="M10144 13890h2222v6287h2223" svg:viewBox="0 0 4446 6288">
          <text:p/>
        </draw:connector>
        <draw:connector draw:style-name="gr3" draw:text-style-name="P1" draw:layer="layout" svg:x1="4.683cm" svg:y1="18.018cm" svg:x2="7.858cm" svg:y2="19.605cm" draw:start-shape="id7" draw:start-glue-point="1" draw:end-shape="id8" draw:end-glue-point="3" svg:d="M4683 18018h1587v1587h1588" svg:viewBox="0 0 3176 1588">
          <text:p/>
        </draw:connector>
        <draw:connector draw:style-name="gr3" draw:text-style-name="P1" draw:layer="layout" svg:x1="10.017cm" svg:y1="19.605cm" svg:x2="14.335cm" svg:y2="6.969cm" draw:start-shape="id8" draw:start-glue-point="1" draw:end-shape="id9" draw:end-glue-point="3" svg:d="M10017 19605h2158v-12636h2160" svg:viewBox="0 0 4319 126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8:07:35.905985424</meta:creation-date>
    <dc:date>2016-11-04T08:20:18.530125742</dc:date>
    <meta:editing-duration>P0D</meta:editing-duration>
    <meta:editing-cycles>1</meta:editing-cycles>
    <meta:document-statistic meta:object-count="33"/>
    <meta:generator>LibreOffice/4.2.4.2$Linux_X86_64 LibreOffice_project/420m0$Build-2</meta:generator>
  </office:meta>
</office:document-meta>
</file>